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Meine Programmierrichtlinien (Namenbenennung, Public, Private, if else, Kommentare, wo deklariert ? GrossKleinschreibung)</text:p>
      <text:p text:style-name="Standard"/>
      <text:p text:style-name="Standard">UseCase Diagramme</text:p>
      <text:p text:style-name="Standard"/>
      <text:p text:style-name="Standard">Flussdiagramme</text:p>
      <text:p text:style-name="Standard"/>
      <text:p text:style-name="Standard">Vorgehen</text:p>
      <text:p text:style-name="Standard">Öffentliche<text:s/>Methoden alle kommentieren -&gt; summary</text:p>
      <text:p text:style-name="Standard"/>
      <text:p text:style-name="Standard"><text:a xlink:href="https://github.com/rafaaaaaaa/modul-318-student.git" office:target-frame-name="_top" xlink:show="replace"><text:span text:style-name="Hyperlink">https://github.com/rafaaaaaaa/modul-318-student.git</text:span></text:a></text:p>
      <text:p text:style-name="Standard">API erweitern = Bonuspunkt</text:p>
      <text:p text:style-name="Standard"/>
      <text:p text:style-name="Standard"/>
      <text:p text:style-name="Standard">TODO</text:p>
      <text:p text:style-name="Standard"/>
      <text:p text:style-name="Standard">CURSOR IMMER AM RICHTIGEN OR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<text:tab/>Estermann Rafael<text:tab/>14.11.2017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fael Estermann</meta:initial-creator>
    <dc:creator>Rafael Estermann</dc:creator>
    <meta:creation-date>2017-11-14T14:58:00Z</meta:creation-date>
    <dc:date>2017-11-15T12:12:00Z</dc:date>
    <meta:template xlink:href="Normal" xlink:type="simple"/>
    <meta:editing-cycles>7</meta:editing-cycles>
    <meta:editing-duration>PT0S</meta:editing-duration>
    <meta:document-statistic meta:page-count="1" meta:paragraph-count="1" meta:word-count="55" meta:character-count="403" meta:row-count="2" meta:non-whitespace-character-count="349"/>
  </office:meta>
</office:document-meta>
</file>